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diffusion CFP</text:p>
          </table:table-cell>
          <table:table-cell table:style-name="ce1" office:value-type="string" calcext:value-type="string">
            <text:p>s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tamta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quanti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urotqg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R-sig-dynamic-mod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s alumni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urotqg rapp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V Grimm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 Pumai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istes philo F Varenn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nnonce discus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 mail Margaux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venstreet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1:51:23.2053598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0:27:13.967327776</meta:creation-date>
    <dc:date>2018-07-05T11:52:46.426018081</dc:date>
    <meta:editing-duration>PT20M17S</meta:editing-duration>
    <meta:editing-cycles>6</meta:editing-cycles>
    <meta:generator>LibreOffice/6.0.3.2$Linux_X86_64 LibreOffice_project/00m0$Build-2</meta:generator>
    <meta:document-statistic meta:table-count="1" meta:cell-count="27" meta:object-count="0"/>
  </office:meta>
</office:document-meta>
</file>